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a3d" officeooo:paragraph-rsid="000b5a3d"/>
    </style:style>
    <style:style style:name="P2" style:family="paragraph" style:parent-style-name="Standard">
      <style:text-properties style:text-underline-style="none" officeooo:rsid="000b87bb" officeooo:paragraph-rsid="000b87bb"/>
    </style:style>
    <style:style style:name="P3" style:family="paragraph" style:parent-style-name="Standard">
      <style:text-properties style:text-underline-style="none" officeooo:rsid="00108e66" officeooo:paragraph-rsid="00108e66"/>
    </style:style>
    <style:style style:name="P4" style:family="paragraph" style:parent-style-name="Standard">
      <style:text-properties style:text-underline-style="none" officeooo:rsid="0010f27c" officeooo:paragraph-rsid="0010f27c"/>
    </style:style>
    <style:style style:name="P5" style:family="paragraph" style:parent-style-name="Standard">
      <style:text-properties style:text-underline-style="none" officeooo:rsid="0014102b" officeooo:paragraph-rsid="0014102b"/>
    </style:style>
    <style:style style:name="P6" style:family="paragraph" style:parent-style-name="Standard">
      <style:text-properties style:text-underline-style="none" officeooo:rsid="00170ef3" officeooo:paragraph-rsid="00170ef3"/>
    </style:style>
    <style:style style:name="P7" style:family="paragraph" style:parent-style-name="Standard">
      <style:text-properties style:text-underline-style="none" officeooo:rsid="0018177d" officeooo:paragraph-rsid="0018177d"/>
    </style:style>
    <style:style style:name="P8" style:family="paragraph" style:parent-style-name="Standard">
      <style:text-properties style:text-underline-style="none" officeooo:rsid="0019e3fb" officeooo:paragraph-rsid="0019e3fb"/>
    </style:style>
    <style:style style:name="P9" style:family="paragraph" style:parent-style-name="Standard">
      <style:text-properties style:text-underline-style="none" officeooo:rsid="001fcb82" officeooo:paragraph-rsid="001fcb82"/>
    </style:style>
    <style:style style:name="P10" style:family="paragraph" style:parent-style-name="Standard">
      <style:text-properties style:text-underline-style="none" officeooo:rsid="0020cb26" officeooo:paragraph-rsid="0020cb26"/>
    </style:style>
    <style:style style:name="P11" style:family="paragraph" style:parent-style-name="Standard">
      <style:text-properties style:text-underline-style="none" officeooo:rsid="00222a46" officeooo:paragraph-rsid="00222a46"/>
    </style:style>
    <style:style style:name="P12" style:family="paragraph" style:parent-style-name="Standard">
      <style:paragraph-properties fo:break-before="page"/>
      <style:text-properties style:text-underline-style="none" officeooo:rsid="001fcb82" officeooo:paragraph-rsid="001fcb82"/>
    </style:style>
    <style:style style:name="P13" style:family="paragraph" style:parent-style-name="Standard">
      <style:text-properties style:text-underline-style="none" officeooo:rsid="0017d276" officeooo:paragraph-rsid="0017d276" fo:background-color="#72bf44"/>
    </style:style>
    <style:style style:name="P14" style:family="paragraph" style:parent-style-name="Standard">
      <style:text-properties style:text-underline-style="none" officeooo:rsid="0018177d" officeooo:paragraph-rsid="0018177d" fo:background-color="#72bf44"/>
    </style:style>
    <style:style style:name="P15" style:family="paragraph" style:parent-style-name="Standard">
      <style:text-properties style:text-underline-style="none" officeooo:rsid="00158eaa" officeooo:paragraph-rsid="00158eaa" fo:background-color="#72bf44"/>
    </style:style>
    <style:style style:name="P16" style:family="paragraph" style:parent-style-name="Standard">
      <style:text-properties style:text-underline-style="none" officeooo:rsid="00170ef3" officeooo:paragraph-rsid="00170ef3" fo:background-color="#72bf44"/>
    </style:style>
    <style:style style:name="P17" style:family="paragraph" style:parent-style-name="Standard">
      <style:text-properties style:text-underline-style="none" officeooo:rsid="0014102b" officeooo:paragraph-rsid="0014102b" fo:background-color="#72bf44"/>
    </style:style>
    <style:style style:name="P18" style:family="paragraph" style:parent-style-name="Standard">
      <style:text-properties style:text-underline-style="none" officeooo:rsid="00108e66" officeooo:paragraph-rsid="00108e66" fo:background-color="#72bf44"/>
    </style:style>
    <style:style style:name="P19" style:family="paragraph" style:parent-style-name="Standard">
      <style:text-properties style:text-underline-style="none" officeooo:rsid="000b87bb" officeooo:paragraph-rsid="00239fdd" fo:background-color="#72bf44"/>
    </style:style>
    <style:style style:name="P20" style:family="paragraph" style:parent-style-name="Standard">
      <style:text-properties style:text-underline-style="none" officeooo:rsid="000c2476" officeooo:paragraph-rsid="000b87bb" fo:background-color="#72bf44"/>
    </style:style>
    <style:style style:name="P21" style:family="paragraph" style:parent-style-name="Standard">
      <style:text-properties style:text-underline-style="none" officeooo:rsid="000c2476" officeooo:paragraph-rsid="000c2476" fo:background-color="#72bf44"/>
    </style:style>
    <style:style style:name="P22" style:family="paragraph" style:parent-style-name="Standard">
      <style:text-properties style:text-underline-style="none" officeooo:rsid="000dceb4" officeooo:paragraph-rsid="000dceb4" fo:background-color="#72bf44"/>
    </style:style>
    <style:style style:name="P23" style:family="paragraph" style:parent-style-name="Standard">
      <style:text-properties style:text-underline-style="none" officeooo:rsid="000ed697" officeooo:paragraph-rsid="000ed697" fo:background-color="#72bf44"/>
    </style:style>
    <style:style style:name="P24" style:family="paragraph" style:parent-style-name="Standard">
      <style:text-properties officeooo:rsid="000b5a3d" officeooo:paragraph-rsid="000b5a3d" fo:background-color="#72bf44"/>
    </style:style>
    <style:style style:name="P25" style:family="paragraph" style:parent-style-name="Standard">
      <style:text-properties officeooo:rsid="001c1ab4" officeooo:paragraph-rsid="000b5a3d" fo:background-color="#72bf44"/>
    </style:style>
    <style:style style:name="T1" style:family="text">
      <style:text-properties style:text-underline-style="none" officeooo:rsid="000b87bb"/>
    </style:style>
    <style:style style:name="T2" style:family="text">
      <style:text-properties officeooo:rsid="0014102b"/>
    </style:style>
    <style:style style:name="T3" style:family="text">
      <style:text-properties officeooo:rsid="00158eaa"/>
    </style:style>
    <style:style style:name="T4" style:family="text">
      <style:text-properties officeooo:rsid="0015d2c1"/>
    </style:style>
    <style:style style:name="T5" style:family="text">
      <style:text-properties officeooo:rsid="00170ef3"/>
    </style:style>
    <style:style style:name="T6" style:family="text">
      <style:text-properties officeooo:rsid="0018177d"/>
    </style:style>
    <style:style style:name="T7" style:family="text">
      <style:text-properties officeooo:rsid="0019df3a"/>
    </style:style>
    <style:style style:name="T8" style:family="text">
      <style:text-properties officeooo:rsid="0019e3fb"/>
    </style:style>
    <style:style style:name="T9" style:family="text">
      <style:text-properties officeooo:rsid="001ae5c5"/>
    </style:style>
    <style:style style:name="T10" style:family="text">
      <style:text-properties officeooo:rsid="001c1ab4"/>
    </style:style>
    <style:style style:name="T11" style:family="text">
      <style:text-properties officeooo:rsid="001e08d7"/>
    </style:style>
    <style:style style:name="T12" style:family="text">
      <style:text-properties officeooo:rsid="001e8a41"/>
    </style:style>
    <style:style style:name="T13" style:family="text">
      <style:text-properties officeooo:rsid="0020cb26"/>
    </style:style>
    <style:style style:name="T14" style:family="text">
      <style:text-properties officeooo:rsid="00230e65"/>
    </style:style>
    <style:style style:name="T15" style:family="text">
      <style:text-properties officeooo:rsid="00239fdd"/>
    </style:style>
    <style:style style:name="T16" style:family="text">
      <style:text-properties officeooo:rsid="0010f27c"/>
    </style:style>
    <style:style style:name="T17" style:family="text">
      <style:text-properties officeooo:rsid="00251046"/>
    </style:style>
    <style:style style:name="T18" style:family="text">
      <style:text-properties fo:background-color="#72bf44" loext:char-shading-value="0"/>
    </style:style>
    <style:style style:name="T19" style:family="text">
      <style:text-properties fo:background-color="#72bf44" loext:char-shading-value="0"/>
    </style:style>
    <style:style style:name="T20" style:family="text">
      <style:text-properties officeooo:rsid="0019e3fb" fo:background-color="#72bf44" loext:char-shading-value="0"/>
    </style:style>
    <style:style style:name="T21" style:family="text">
      <style:text-properties officeooo:rsid="0019e3fb" fo:background-color="#72bf44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4">L’organisation des livrables à l’EPSA :</text:p>
      <text:p text:style-name="P24"/>
      <text:p text:style-name="P25">L’EPSA utilise deux nomenclature : une en interne et la seconde pour la compétition.</text:p>
      <text:p text:style-name="P24"/>
      <text:p text:style-name="P24"><text:span text:style-name="T5">Première Nomenclature utilisée par Epsabox</text:span> et PSO :</text:p>
      <text:p text:style-name="P24"><text:span text:style-name="T5">La Nomenclature est d’abords décomposées</text:span> système<text:span text:style-name="T5">s</text:span>:</text:p>
      <text:p text:style-name="P24">SO -Optimus</text:p>
      <text:p text:style-name="P24">S1 Motorisation</text:p>
      <text:p text:style-name="P24">S2</text:p>
      <text:p text:style-name="P24">…</text:p>
      <text:p text:style-name="P24"/>
      <text:p text:style-name="P24"/>
      <text:p text:style-name="P24">S51 sous système</text:p>
      <text:p text:style-name="P24">S534 sous sous système</text:p>
      <text:p text:style-name="P24"/>
      <text:p text:style-name="P1">En allant dans la boite de connaissance du véhicule : <text:span text:style-name="T1">Optimus</text:span></text:p>
      <text:p text:style-name="P2">En ouvrant un département, on trouve les sous systèmes <text:span text:style-name="T10">listées avec leur code</text:span>.</text:p>
      <text:p text:style-name="P2"/>
      <text:p text:style-name="P2"/>
      <text:p text:style-name="P2"><text:span text:style-name="T15">La nomenclature peut</text:span> aussi partir du niveau le plus bas : en partant d’un systèmes d’ordre z vers y ect</text:p>
      <text:p text:style-name="P2"/>
      <text:p text:style-name="P2"/>
      <text:p text:style-name="P19"><text:span text:style-name="T15">La n</text:span>omenclature utilisé<text:span text:style-name="T15">e </text:span><text:s/><text:span text:style-name="T15">pour le formula student sert au </text:span>COST (épreuve traçage historique de l’ensemble des pièces du véhicule). <text:span text:style-name="T15">Toutes les pièces doivent être listées, même l</text:span>a plus petite. Le document finale fait environ 600pages, mise <text:span text:style-name="T11">en page et fusionné </text:span>par un <text:span text:style-name="T7">responsable</text:span> : <text:span text:style-name="T11">le</text:span> <text:span text:style-name="T7">responsable</text:span> du COST. Pour garder une certaine <text:span text:style-name="T15">homogénéité</text:span> sur ces 2000 <text:span text:style-name="T11">à </text:span>2500 pièce<text:span text:style-name="T11">s</text:span> : on utilise <text:span text:style-name="T11">d</text:span>es noms anglais.</text:p>
      <text:p text:style-name="P20"/>
      <text:p text:style-name="P21">Pour un assemblage : XX AYYYY</text:p>
      <text:p text:style-name="P21">XX : code sous-système : </text:p>
      <text:p text:style-name="P21">BR : brake system</text:p>
      <text:p text:style-name="P21">EN : Engine Drivetrain</text:p>
      <text:p text:style-name="P21">FR : Frame Body</text:p>
      <text:p text:style-name="P22">EL electrical</text:p>
      <text:p text:style-name="P22">MS Misc assembly</text:p>
      <text:p text:style-name="P22">ST</text:p>
      <text:p text:style-name="P22">SU</text:p>
      <text:p text:style-name="P22">WT</text:p>
      <text:p text:style-name="P21"/>
      <text:p text:style-name="P21">A : indique assemblage</text:p>
      <text:p text:style-name="P21"/>
      <text:p text:style-name="P21">YY : le numéros de l’assemblage</text:p>
      <text:p text:style-name="P21">YY : numéros de sous assemblage</text:p>
      <text:p text:style-name="P21"/>
      <text:p text:style-name="P21"/>
      <text:p text:style-name="P21">Pour la pièce : XX YYYY ZZZ VV</text:p>
      <text:p text:style-name="P21">ZZZ nom de la pièce numéro</text:p>
      <text:p text:style-name="P21">VV : version de la pièce <text:span text:style-name="T2">lettre</text:span></text:p>
      <text:p text:style-name="P21">Version principale version secondaire</text:p>
      <text:p text:style-name="P21"><text:soft-page-break/></text:p>
      <text:p text:style-name="P23">Le <text:span text:style-name="T12">classeur Google sheets</text:span> montré donne les informations sur l’ensemble des pièces : leur <text:span text:style-name="T2">État</text:span> : design, masse théorique <text:span text:style-name="T15">ect. Il y a beaucoup de points à gagner si le poids réel de la voiture est en accord avec son poids théorique.</text:span></text:p>
      <text:p text:style-name="P18"/>
      <text:p text:style-name="P3"/>
      <text:p text:style-name="P3">Nicolas :</text:p>
      <text:p text:style-name="P3"/>
      <text:p text:style-name="P18"><text:tab/><text:span text:style-name="T17">Nicolas p</text:span>résente les outils utilisés <text:span text:style-name="T17">comme les</text:span> sheet google : avantage gratuit.*Peut être assez complet. <text:span text:style-name="T16">Un lien à été envoyé par mail : EPSA fin des parrainages : qui donne un lien sur Slack.</text:span></text:p>
      <text:p text:style-name="P4"/>
      <text:p text:style-name="P4"/>
      <text:p text:style-name="P17">Sur l’adresse mail, vous pouvez créer des dossier en glissant déposant pour organiser vos mails. Vous pouvez aussi filtrer vos mails.</text:p>
      <text:p text:style-name="P5"/>
      <text:p text:style-name="P17">Slack est un messenger amélioré : En arrivant sur Slack, vous n’avez pas toutes les <text:span text:style-name="T4">chaînes.</text:span> En cliquant sur le lien <text:span text:style-name="T3">chaîne</text:span>, <text:span text:style-name="T3">choisissez</text:span> les <text:span text:style-name="T3">chaîne</text:span> qui vous concerne : votre département, évents, github, sponsoring.</text:p>
      <text:p text:style-name="P17"/>
      <text:p text:style-name="P17">La méthode : on écrit le titre d’un fil et on répond à notre propre <text:span text:style-name="T4">message</text:span> pour être plus <text:span text:style-name="T4">propose.</text:span></text:p>
      <text:p text:style-name="P17"/>
      <text:p text:style-name="P15">Facebook : c’est pour du <text:span text:style-name="T4">déplacement</text:span> rapide et du « conchiage ».</text:p>
      <text:p text:style-name="P16">Utilisez Slack pour poser des questions <text:span text:style-name="T6">(dimensionnement, géométrie ect)</text:span>, trouver certaines informations.</text:p>
      <text:p text:style-name="P6"/>
      <text:p text:style-name="P13">Le deuxième outil utilisé est GitHub. C ‘est un drive avec un système de versionnement et de savoir qui à modifié de quoi.</text:p>
      <text:p text:style-name="P13">La structure de base était git, puis il a eu github. Des interfaces se sont rajoutées comme gitkraken.</text:p>
      <text:p text:style-name="P14">Pendant le travail sur les pièces, pensez à l’envoyer sur le serveur pour prévoir des perte de PC portable et que pour les personne dont le travail dépend de vos pièce soit à jour.</text:p>
      <text:p text:style-name="P14"/>
      <text:p text:style-name="P14">La branche principale s’appelle MASTER.</text:p>
      <text:p text:style-name="P14">Sur votre ordi, vous recopiez le serveur, les modifications sont faites en local. L’utilisateur l’envoie, </text:p>
      <text:p text:style-name="P14"/>
      <text:p text:style-name="P7"/>
      <text:p text:style-name="P14">Vous pouvez créer votre branche, que d’autre peuvent utiliser, si OK, vous pouvez les fusionner ou sinon la supprimer.</text:p>
      <text:p text:style-name="P7"/>
      <text:p text:style-name="P7">A droite, le logicielle détecte les fichier<text:span text:style-name="T10">s</text:span> modifié<text:span text:style-name="T10">s</text:span> en local par rapport au serveur : en orange modifié, en rouge supprimé. <text:span text:style-name="T19">On met d’abord à jour les données en local en faisant un pull.</text:span> On stage les modifications, on<text:span text:style-name="T19"> ajoute un commentaire et</text:span> on le commite. <text:span text:style-name="T19">En faisant un push, le serveur se synchronise avec la version locale.</text:span></text:p>
      <text:p text:style-name="P7"/>
      <text:p text:style-name="P7">Si on prend la Git de Stuff 2019 vous pouvez voir les actions de chacun et les commentaires.</text:p>
      <text:p text:style-name="P7"><text:span text:style-name="T21">Nicolas</text:span><text:span text:style-name="T19"> avais fait une erreur en supprimant des fichier. Grace au versionnement, on peut revenir en arrière</text:span>.</text:p>
      <text:p text:style-name="P7"/>
      <text:p text:style-name="P8">En cas de problème demandez à PACO <text:span text:style-name="T9">ou auto-formez vous</text:span>.</text:p>
      <text:p text:style-name="P7"/>
      <text:p text:style-name="P12">Maxim devait faire la <text:span text:style-name="T14">présentation</text:span></text:p>
      <text:p text:style-name="P9">Je vous présente les ganttes : je vous présente un carnet presque terminé disponible sur Intergène (non disponible encore).</text:p>
      <text:p text:style-name="P9"/>
      <text:p text:style-name="P9">Ces carnets regroupent un certain nombre de règles : comme les pièces catia doivent être contraintes. </text:p>
      <text:p text:style-name="P9"/>
      <text:p text:style-name="P9">Paco : <text:span text:style-name="T13">Par exemple, on utilise certaines épaisseurs de plaques d’acier : 1,5 3 5mm</text:span></text:p>
      <text:p text:style-name="P10">Grace à un acier de meilleur </text:p>
      <text:p text:style-name="P9"/>
      <text:p text:style-name="P10">Avant de dessiner un pièce : vérifiez si elle n’est pas standard.</text:p>
      <text:p text:style-name="P10">Le carnet esr écrit par un 3A.</text:p>
      <text:p text:style-name="P10">Demandez à Maxim pour les info de standardisation.</text:p>
      <text:p text:style-name="P10">Exemple : table de serrage de vis.</text:p>
      <text:p text:style-name="P10">Pour une taille de vis, il faut prendre un troue legèrement plus grand. Ect</text:p>
      <text:p text:style-name="P10"/>
      <text:p text:style-name="P10">Le gAntt : c’est un planing : avec les différentes taches.</text:p>
      <text:p text:style-name="P10">Elle prenne la forment de Dolist sur EPSABox. L’idée : ne pas rester bloquée : le directeur technique, le parrain, le directeur de département, les académiciens sont là pour ça.</text:p>
      <text:p text:style-name="P10"/>
      <text:p text:style-name="P10"/>
      <text:p text:style-name="P11">PACO : Vous allez vous réunir par département : et réaliser les Do-list sur EpsaBo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13:25.953000000</meta:creation-date>
    <dc:date>2018-10-05T21:14:59.200000000</dc:date>
    <meta:editing-duration>PT54M53S</meta:editing-duration>
    <meta:editing-cycles>27</meta:editing-cycles>
    <meta:generator>LibreOffice/5.4.7.2$Windows_X86_64 LibreOffice_project/c838ef25c16710f8838b1faec480ebba495259d0</meta:generator>
    <meta:document-statistic meta:table-count="0" meta:image-count="0" meta:object-count="0" meta:page-count="3" meta:paragraph-count="62" meta:word-count="787" meta:character-count="4521" meta:non-whitespace-character-count="3790"/>
  </office:meta>
</office:document-meta>
</file>